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separator</text:p>
          </table:table-cell>
          <table:table-cell table:style-name="ce3" office:value-type="string">
            <text:p>LF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separator</text:p>
          </table:table-cell>
          <table:table-cell table:style-name="ce3" office:value-type="string">
            <text:p>,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Thousands separator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Decimal separator</text:p>
          </table:table-cell>
          <table:table-cell table:style-name="ce3" office:value-type="string">
            <text:p>.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1-9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</text:p>
          </table:table-cell>
          <table:table-cell table:style-name="ce3" office:value-type="string">
            <text:p>32...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office:value-type="string">
            <text:p>38\d\d\d</text:p>
          </table:table-cell>
          <table:table-cell table:style-name="ce3"/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0...99999</text:p>
          </table:table-cell>
          <table:table-cell table:style-name="ce3"/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1...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office:value-type="string">
            <text:p>male, female, unknown</text:p>
          </table:table-cell>
          <table:table-cell table:style-name="ce3"/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dd.mm.yyyy</text:p>
          </table:table-cell>
          <table:table-cell table:style-name="ce3"/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>
            <text:p>Constrain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custu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/>
        </table:table-row>
        <table:table-row table:style-name="ro2" table:number-rows-repeated="6550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10/03/2009</text:date>, <text:time>00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10T00:55:29</dc:date>
    <meta:editing-duration>PT08H26M12S</meta:editing-duration>
    <meta:editing-cycles>17</meta:editing-cycles>
    <meta:generator>OpenOffice.org/3.0$Unix OpenOffice.org_project/300m15$Build-9379</meta:gener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